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6b8" officeooo:paragraph-rsid="0002b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描述什么是git技术？</text:p>
      <text:p text:style-name="P1">GIT（分布式版本控制系统）：Git是一款免费、开源的分布式版本控制系统，用于敏捷高效地处理任何或小或大的项目。Git是一个开源的分布式版本控制系统，可以有效、高速的处理从小到非常大的项目版本管理。Git是Linus Torvalds为了帮助管理Linux内核开发而开发的一个开放源码的版本控制软件。</text:p>
      <text:p text:style-name="P1">Torvalds开始着手开发Git是为了作为一种过渡方案来代替BitKeeper，后者之前一直是Linux内核开发人员在全球使用的主要源代码工具。开放源码社区中的有些人觉得BitKeeper的许可证并不适合开放源码社区的工作，因此Torvalds决定着手研究许可证更为灵活的版本控制系统。尽管最初的Git的开发是为了辅助Linux内核开发的过程，但是我们已经发现在很多其他自由软件项目中也使用了Git。例如，很多Freedesktop的项目迁移到了Git上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3:23:29.174931496</meta:creation-date>
    <dc:date>2016-11-09T14:32:07.875983661</dc:date>
    <meta:editing-duration>PT42M14S</meta:editing-duration>
    <meta:editing-cycles>1</meta:editing-cycles>
    <meta:document-statistic meta:table-count="0" meta:image-count="0" meta:object-count="0" meta:page-count="1" meta:paragraph-count="3" meta:word-count="310" meta:character-count="392" meta:non-whitespace-character-count="391"/>
    <meta:generator>LibreOffice/5.1.4.2$Linux_X86_64 LibreOffice_project/10m0$Build-2</meta:generator>
  </office:meta>
</office:document-meta>
</file>